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P1" style:family="paragraph" style:parent-style-name="Standard">
      <style:text-properties fo:font-size="18pt" style:text-underline-style="solid" style:text-underline-width="auto" style:text-underline-color="font-color" fo:font-weight="normal" officeooo:rsid="0025c159" officeooo:paragraph-rsid="00100f01" style:font-size-asian="15.75pt" style:font-weight-asian="normal" style:font-size-complex="18pt" style:font-weight-complex="normal"/>
    </style:style>
    <style:style style:name="P2" style:family="paragraph" style:parent-style-name="Standard">
      <style:text-properties fo:font-size="18pt" style:text-underline-style="solid" style:text-underline-width="auto" style:text-underline-color="font-color" fo:font-weight="normal" officeooo:rsid="0022c7fe" officeooo:paragraph-rsid="0022c7fe" style:font-size-asian="15.75pt" style:font-weight-asian="normal" style:font-size-complex="18pt" style:font-weight-complex="normal"/>
    </style:style>
    <style:style style:name="P3" style:family="paragraph" style:parent-style-name="Standard">
      <style:text-properties fo:font-size="18pt" style:text-underline-style="solid" style:text-underline-width="auto" style:text-underline-color="font-color" fo:font-weight="normal" officeooo:rsid="00268776" officeooo:paragraph-rsid="00268776" style:font-size-asian="15.75pt" style:font-weight-asian="normal" style:font-size-complex="18pt" style:font-weight-complex="normal"/>
    </style:style>
    <style:style style:name="P4" style:family="paragraph" style:parent-style-name="Standard">
      <style:text-properties fo:font-size="18pt" style:text-underline-style="solid" style:text-underline-width="auto" style:text-underline-color="font-color" fo:font-weight="normal" officeooo:rsid="00184808" officeooo:paragraph-rsid="00100f01" style:font-size-asian="15.75pt" style:font-weight-asian="normal" style:font-size-complex="18pt" style:font-weight-complex="normal"/>
    </style:style>
    <style:style style:name="P5" style:family="paragraph" style:parent-style-name="Standard">
      <style:text-properties fo:font-size="22pt" style:text-underline-style="solid" style:text-underline-width="auto" style:text-underline-color="font-color" officeooo:rsid="001b357c" officeooo:paragraph-rsid="00100f01" style:font-size-asian="22pt" style:font-size-complex="22pt"/>
    </style:style>
    <style:style style:name="P6" style:family="paragraph" style:parent-style-name="Standard">
      <style:text-properties fo:font-size="14pt" style:text-underline-style="none" fo:font-weight="normal" officeooo:rsid="002da420" officeooo:paragraph-rsid="002da420" style:font-size-asian="12.25pt" style:font-weight-asian="normal" style:font-size-complex="14pt" style:font-weight-complex="normal"/>
    </style:style>
    <style:style style:name="P7" style:family="paragraph" style:parent-style-name="Standard" style:list-style-name="L1">
      <style:text-properties fo:font-size="14pt" style:text-underline-style="none" officeooo:rsid="00117e13" officeooo:paragraph-rsid="00117e13" style:font-size-asian="12.25pt" style:font-size-complex="14pt"/>
    </style:style>
    <style:style style:name="P8" style:family="paragraph" style:parent-style-name="Standard" style:list-style-name="L1">
      <style:text-properties fo:font-size="14pt" style:text-underline-style="none" fo:font-weight="bold" officeooo:rsid="00126e50" officeooo:paragraph-rsid="00126e50" style:font-size-asian="12.25pt" style:font-weight-asian="bold" style:font-size-complex="14pt" style:font-weight-complex="bold"/>
    </style:style>
    <style:style style:name="P9" style:family="paragraph" style:parent-style-name="Standard" style:list-style-name="L1">
      <style:text-properties fo:font-size="14pt" style:text-underline-style="none" fo:font-weight="bold" officeooo:rsid="00146301" officeooo:paragraph-rsid="004a71f6" style:font-size-asian="12.25pt" style:font-weight-asian="bold" style:font-size-complex="14pt" style:font-weight-complex="bold"/>
    </style:style>
    <style:style style:name="P10" style:family="paragraph" style:parent-style-name="Standard" style:list-style-name="L2">
      <style:text-properties fo:font-size="14pt" style:text-underline-style="none" fo:font-weight="bold" officeooo:rsid="002f4b08" officeooo:paragraph-rsid="002f4b08" style:font-size-asian="12.25pt" style:font-weight-asian="bold" style:font-size-complex="14pt" style:font-weight-complex="bold"/>
    </style:style>
    <style:style style:name="P11" style:family="paragraph" style:parent-style-name="Standard" style:list-style-name="L2">
      <style:text-properties fo:font-size="14pt" style:text-underline-style="none" fo:font-weight="bold" officeooo:rsid="0030daff" officeooo:paragraph-rsid="0030daff" style:font-size-asian="12.25pt" style:font-weight-asian="bold" style:font-size-complex="14pt" style:font-weight-complex="bold"/>
    </style:style>
    <style:style style:name="P12" style:family="paragraph" style:parent-style-name="Standard" style:list-style-name="L2">
      <style:text-properties fo:font-size="14pt" style:text-underline-style="none" fo:font-weight="bold" officeooo:rsid="003647b7" officeooo:paragraph-rsid="003647b7" style:font-size-asian="12.25pt" style:font-weight-asian="bold" style:font-size-complex="14pt" style:font-weight-complex="bold"/>
    </style:style>
    <style:style style:name="P13" style:family="paragraph" style:parent-style-name="Standard" style:list-style-name="L2">
      <style:text-properties fo:font-size="14pt" style:text-underline-style="none" fo:font-weight="bold" officeooo:rsid="00369a8c" officeooo:paragraph-rsid="00369a8c" style:font-size-asian="12.25pt" style:font-weight-asian="bold" style:font-size-complex="14pt" style:font-weight-complex="bold"/>
    </style:style>
    <style:style style:name="P14" style:family="paragraph" style:parent-style-name="Standard" style:list-style-name="L3">
      <style:text-properties fo:font-size="14pt" style:text-underline-style="none" fo:font-weight="bold" officeooo:rsid="003cf2c1" officeooo:paragraph-rsid="003cf2c1" style:font-size-asian="12.25pt" style:font-weight-asian="bold" style:font-size-complex="14pt" style:font-weight-complex="bold"/>
    </style:style>
    <style:style style:name="P15" style:family="paragraph" style:parent-style-name="Standard" style:list-style-name="L3">
      <style:text-properties fo:font-size="14pt" style:text-underline-style="none" fo:font-weight="bold" officeooo:rsid="00421280" officeooo:paragraph-rsid="00421280" style:font-size-asian="12.25pt" style:font-weight-asian="bold" style:font-size-complex="14pt" style:font-weight-complex="bold"/>
    </style:style>
    <style:style style:name="P16" style:family="paragraph" style:parent-style-name="Standard" style:list-style-name="L3">
      <style:text-properties fo:font-size="14pt" style:text-underline-style="none" fo:font-weight="bold" officeooo:rsid="00437227" officeooo:paragraph-rsid="00437227" style:font-size-asian="12.25pt" style:font-weight-asian="bold" style:font-size-complex="14pt" style:font-weight-complex="bold"/>
    </style:style>
    <style:style style:name="P17" style:family="paragraph" style:parent-style-name="Standard" style:list-style-name="L3">
      <style:text-properties fo:font-size="14pt" style:text-underline-style="none" fo:font-weight="bold" officeooo:rsid="00468a20" officeooo:paragraph-rsid="00468a20" style:font-size-asian="12.25pt" style:font-weight-asian="bold" style:font-size-complex="14pt" style:font-weight-complex="bold"/>
    </style:style>
    <style:style style:name="P18" style:family="paragraph" style:parent-style-name="Standard" style:list-style-name="L1">
      <style:text-properties fo:font-size="14pt" style:text-underline-style="none" fo:font-weight="bold" officeooo:rsid="004fc800" officeooo:paragraph-rsid="004fc800" style:font-size-asian="12.25pt" style:font-weight-asian="bold" style:font-size-complex="14pt" style:font-weight-complex="bold"/>
    </style:style>
    <style:style style:name="P19" style:family="paragraph" style:parent-style-name="Standard" style:list-style-name="L1">
      <style:text-properties fo:font-size="14pt" style:text-underline-style="none" fo:font-weight="bold" officeooo:rsid="00507c21" officeooo:paragraph-rsid="00507c21" style:font-size-asian="12.25pt" style:font-weight-asian="bold" style:font-size-complex="14pt" style:font-weight-complex="bold"/>
    </style:style>
    <style:style style:name="P20" style:family="paragraph" style:parent-style-name="Standard" style:list-style-name="L1">
      <style:text-properties fo:font-size="14pt" style:text-underline-style="none" fo:font-weight="bold" officeooo:rsid="00526e46" officeooo:paragraph-rsid="00526e46" style:font-size-asian="12.25pt" style:font-weight-asian="bold" style:font-size-complex="14pt" style:font-weight-complex="bold"/>
    </style:style>
    <style:style style:name="P21" style:family="paragraph" style:parent-style-name="Standard" style:list-style-name="L1">
      <style:text-properties fo:font-size="14pt" style:text-underline-style="none" fo:font-weight="normal" officeooo:rsid="00127c32" officeooo:paragraph-rsid="00127c32" style:font-size-asian="12.25pt" style:font-weight-asian="normal" style:font-size-complex="14pt" style:font-weight-complex="normal"/>
    </style:style>
    <style:style style:name="P22" style:family="paragraph" style:parent-style-name="Standard" style:list-style-name="L2">
      <style:text-properties fo:font-size="14pt" style:text-underline-style="none" fo:font-weight="normal" officeooo:rsid="001ae89a" officeooo:paragraph-rsid="001ae89a" style:font-size-asian="12.25pt" style:font-weight-asian="normal" style:font-size-complex="14pt" style:font-weight-complex="normal"/>
    </style:style>
    <style:style style:name="P23" style:family="paragraph" style:parent-style-name="Standard" style:list-style-name="L2">
      <style:text-properties fo:font-size="14pt" style:text-underline-style="none" fo:font-weight="normal" officeooo:rsid="001b0f90" officeooo:paragraph-rsid="001b0f90" style:font-size-asian="12.25pt" style:font-weight-asian="normal" style:font-size-complex="14pt" style:font-weight-complex="normal"/>
    </style:style>
    <style:style style:name="P24" style:family="paragraph" style:parent-style-name="Standard" style:list-style-name="L2">
      <style:text-properties fo:font-size="14pt" style:text-underline-style="none" fo:font-weight="normal" officeooo:rsid="0020dc55" officeooo:paragraph-rsid="0020dc55" style:font-size-asian="12.25pt" style:font-weight-asian="normal" style:font-size-complex="14pt" style:font-weight-complex="normal"/>
    </style:style>
    <style:style style:name="P25" style:family="paragraph" style:parent-style-name="Standard" style:list-style-name="L3">
      <style:text-properties fo:font-size="14pt" style:text-underline-style="none" fo:font-weight="normal" officeooo:rsid="0022d481" officeooo:paragraph-rsid="0022d481" style:font-size-asian="12.25pt" style:font-weight-asian="normal" style:font-size-complex="14pt" style:font-weight-complex="normal"/>
    </style:style>
    <style:style style:name="P26" style:family="paragraph" style:parent-style-name="Standard" style:list-style-name="L3">
      <style:text-properties fo:font-size="14pt" style:text-underline-style="none" fo:font-weight="normal" officeooo:rsid="0024e3cc" officeooo:paragraph-rsid="0024e3cc" style:font-size-asian="12.25pt" style:font-weight-asian="normal" style:font-size-complex="14pt" style:font-weight-complex="normal"/>
    </style:style>
    <style:style style:name="P27" style:family="paragraph" style:parent-style-name="Standard" style:list-style-name="L3">
      <style:text-properties fo:font-size="14pt" style:text-underline-style="none" fo:font-weight="normal" officeooo:rsid="0025ae27" officeooo:paragraph-rsid="0025ae27" style:font-size-asian="12.25pt" style:font-weight-asian="normal" style:font-size-complex="14pt" style:font-weight-complex="normal"/>
    </style:style>
    <style:style style:name="P28" style:family="paragraph" style:parent-style-name="Standard" style:list-style-name="L4">
      <style:text-properties fo:font-size="14pt" style:text-underline-style="none" fo:font-weight="normal" officeooo:rsid="00275566" officeooo:paragraph-rsid="00275566" style:font-size-asian="12.25pt" style:font-weight-asian="normal" style:font-size-complex="14pt" style:font-weight-complex="normal"/>
    </style:style>
    <style:style style:name="P29" style:family="paragraph" style:parent-style-name="Standard" style:list-style-name="L4">
      <style:text-properties fo:font-size="14pt" style:text-underline-style="none" fo:font-weight="normal" officeooo:rsid="002da420" officeooo:paragraph-rsid="002da420" style:font-size-asian="12.25pt" style:font-weight-asian="normal" style:font-size-complex="14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5fd0c"/>
    </style:style>
    <style:style style:name="T3" style:family="text">
      <style:text-properties fo:font-weight="normal" style:font-weight-asian="normal" style:font-weight-complex="normal"/>
    </style:style>
    <style:style style:name="T4" style:family="text">
      <style:text-properties fo:font-weight="normal" officeooo:rsid="0015fd0c" style:font-weight-asian="normal" style:font-weight-complex="normal"/>
    </style:style>
    <style:style style:name="T5" style:family="text">
      <style:text-properties fo:font-weight="normal" officeooo:rsid="00304d30" style:font-weight-asian="normal" style:font-weight-complex="normal"/>
    </style:style>
    <style:style style:name="T6" style:family="text">
      <style:text-properties fo:font-weight="normal" officeooo:rsid="003228df" style:font-weight-asian="normal" style:font-weight-complex="normal"/>
    </style:style>
    <style:style style:name="T7" style:family="text">
      <style:text-properties fo:font-weight="normal" officeooo:rsid="0032c490" style:font-weight-asian="normal" style:font-weight-complex="normal"/>
    </style:style>
    <style:style style:name="T8" style:family="text">
      <style:text-properties fo:font-weight="normal" officeooo:rsid="003880d5" style:font-weight-asian="normal" style:font-weight-complex="normal"/>
    </style:style>
    <style:style style:name="T9" style:family="text">
      <style:text-properties fo:font-weight="normal" officeooo:rsid="003df105" style:font-weight-asian="normal" style:font-weight-complex="normal"/>
    </style:style>
    <style:style style:name="T10" style:family="text">
      <style:text-properties fo:font-weight="normal" officeooo:rsid="00400d17" style:font-weight-asian="normal" style:font-weight-complex="normal"/>
    </style:style>
    <style:style style:name="T11" style:family="text">
      <style:text-properties officeooo:rsid="0010b478"/>
    </style:style>
    <style:style style:name="T12" style:family="text">
      <style:text-properties officeooo:rsid="0011a478"/>
    </style:style>
    <style:style style:name="T13" style:family="text">
      <style:text-properties officeooo:rsid="001dadf5"/>
    </style:style>
    <style:style style:name="T14" style:family="text">
      <style:text-properties officeooo:rsid="0023fd29"/>
    </style:style>
    <style:style style:name="T15" style:family="text">
      <style:text-properties fo:font-style="italic" fo:font-weight="normal" officeooo:rsid="003880d5" style:font-style-asian="italic" style:font-weight-asian="normal" style:font-style-complex="italic" style:font-weight-complex="normal"/>
    </style:style>
    <style:style style:name="T16" style:family="text">
      <style:text-properties fo:font-style="italic" fo:font-weight="normal" officeooo:rsid="00400d17" style:font-style-asian="italic" style:font-weight-asian="normal" style:font-style-complex="italic" style:font-weight-complex="normal"/>
    </style:style>
    <style:style style:name="T17" style:family="text">
      <style:text-properties fo:font-style="italic" fo:font-weight="normal" officeooo:rsid="00515d0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80d5" style:font-style-asian="normal" style:font-weight-asian="normal" style:font-style-complex="normal" style:font-weight-complex="normal"/>
    </style:style>
    <style:style style:name="T20" style:family="text">
      <style:text-properties fo:font-style="normal" fo:font-weight="normal" officeooo:rsid="003b2205" style:font-style-asian="normal" style:font-weight-asian="normal" style:font-style-complex="normal" style:font-weight-complex="normal"/>
    </style:style>
    <style:style style:name="T21" style:family="text">
      <style:text-properties fo:font-style="normal" fo:font-weight="normal" officeooo:rsid="00400d17" style:font-style-asian="normal" style:font-weight-asian="normal" style:font-style-complex="normal" style:font-weight-complex="normal"/>
    </style:style>
    <style:style style:name="T22" style:family="text">
      <style:text-properties fo:font-style="normal" fo:font-weight="normal" officeooo:rsid="00414e20" style:font-style-asian="normal" style:font-weight-asian="normal" style:font-style-complex="normal" style:font-weight-complex="normal"/>
    </style:style>
    <style:style style:name="T23" style:family="text">
      <style:text-properties fo:font-style="normal" fo:font-weight="normal" officeooo:rsid="0043424a" style:font-style-asian="normal" style:font-weight-asian="normal" style:font-style-complex="normal" style:font-weight-complex="normal"/>
    </style:style>
    <style:style style:name="T24" style:family="text">
      <style:text-properties fo:font-style="normal" fo:font-weight="normal" officeooo:rsid="004398fe" style:font-style-asian="normal" style:font-weight-asian="normal" style:font-style-complex="normal" style:font-weight-complex="normal"/>
    </style:style>
    <style:style style:name="T25" style:family="text">
      <style:text-properties fo:font-style="normal" fo:font-weight="normal" officeooo:rsid="00479753" style:font-style-asian="normal" style:font-weight-asian="normal" style:font-style-complex="normal" style:font-weight-complex="normal"/>
    </style:style>
    <style:style style:name="T26" style:family="text">
      <style:text-properties fo:font-style="normal" fo:font-weight="normal" officeooo:rsid="0049fb34" style:font-style-asian="normal" style:font-weight-asian="normal" style:font-style-complex="normal" style:font-weight-complex="normal"/>
    </style:style>
    <style:style style:name="T27" style:family="text">
      <style:text-properties fo:font-style="normal" fo:font-weight="normal" officeooo:rsid="004a71f6" style:font-style-asian="normal" style:font-weight-asian="normal" style:font-style-complex="normal" style:font-weight-complex="normal"/>
    </style:style>
    <style:style style:name="T28" style:family="text">
      <style:text-properties fo:font-style="normal" fo:font-weight="normal" officeooo:rsid="0015fd0c" style:font-style-asian="normal" style:font-weight-asian="normal" style:font-style-complex="normal" style:font-weight-complex="normal"/>
    </style:style>
    <style:style style:name="T29" style:family="text">
      <style:text-properties fo:font-style="normal" fo:font-weight="normal" officeooo:rsid="004a956b" style:font-style-asian="normal" style:font-weight-asian="normal" style:font-style-complex="normal" style:font-weight-complex="normal"/>
    </style:style>
    <style:style style:name="T30" style:family="text">
      <style:text-properties fo:font-style="normal" fo:font-weight="normal" officeooo:rsid="004bdfed" style:font-style-asian="normal" style:font-weight-asian="normal" style:font-style-complex="normal" style:font-weight-complex="normal"/>
    </style:style>
    <style:style style:name="T31" style:family="text">
      <style:text-properties fo:font-style="normal" fo:font-weight="normal" officeooo:rsid="004caf42" style:font-style-asian="normal" style:font-weight-asian="normal" style:font-style-complex="normal" style:font-weight-complex="normal"/>
    </style:style>
    <style:style style:name="T32" style:family="text">
      <style:text-properties fo:font-style="normal" fo:font-weight="normal" officeooo:rsid="004d67d0" style:font-style-asian="normal" style:font-weight-asian="normal" style:font-style-complex="normal" style:font-weight-complex="normal"/>
    </style:style>
    <style:style style:name="T33" style:family="text">
      <style:text-properties fo:font-style="normal" fo:font-weight="normal" officeooo:rsid="004f7cd9" style:font-style-asian="normal" style:font-weight-asian="normal" style:font-style-complex="normal" style:font-weight-complex="normal"/>
    </style:style>
    <style:style style:name="T34" style:family="text">
      <style:text-properties fo:font-style="normal" fo:font-weight="normal" officeooo:rsid="00515d0d" style:font-style-asian="normal" style:font-weight-asian="normal" style:font-style-complex="normal" style:font-weight-complex="normal"/>
    </style:style>
    <style:style style:name="T35" style:family="text">
      <style:text-properties fo:font-style="normal" fo:font-weight="normal" officeooo:rsid="0052430a" style:font-style-asian="normal" style:font-weight-asian="normal" style:font-style-complex="normal" style:font-weight-complex="normal"/>
    </style:style>
    <style:style style:name="T36" style:family="text">
      <style:text-properties fo:font-style="normal" fo:font-weight="normal" officeooo:rsid="0054536e" style:font-style-asian="normal" style:font-weight-asian="normal"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officeooo:rsid="00400d17" style:font-style-asian="normal" style:font-style-complex="normal"/>
    </style:style>
    <style:style style:name="T39" style:family="text">
      <style:text-properties fo:font-style="normal" officeooo:rsid="004398fe" style:font-style-asian="normal" style:font-style-complex="normal"/>
    </style:style>
    <style:style style:name="T40" style:family="text">
      <style:text-properties fo:font-style="normal" officeooo:rsid="004bdfed" style:font-style-asian="normal" style:font-style-complex="normal"/>
    </style:style>
    <style:style style:name="T41" style:family="text">
      <style:text-properties fo:font-style="normal" officeooo:rsid="00515d0d" style:font-style-asian="normal" style:font-style-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ortSwigger Academy – <text:span text:style-name="T11">Access Control Vulnerabilities and Privilege Escalation</text:span></text:p>
      <text:list xml:id="list4232885301" text:style-name="L1">
        <text:list-item>
          <text:p text:style-name="P7">Access control is to do with the constraints on who can perform attempted actions or access resources that they have requested. <text:span text:style-name="T12">It basic terms it is the limiting of what different users can and can’t do. </text:span></text:p>
        </text:list-item>
        <text:list-item>
          <text:p text:style-name="P8">Authentication <text:span text:style-name="T3">identifies which subsequent HTTP requests are being made by that same user.</text:span></text:p>
        </text:list-item>
        <text:list-item>
          <text:p text:style-name="P8">Session management<text:span text:style-name="T3"> identifies which subsequent HTTP requests are being made by that same user.</text:span></text:p>
        </text:list-item>
        <text:list-item>
          <text:p text:style-name="P8">Access control<text:span text:style-name="T3"> determines whether the user is allowed to carry out the action that they are attempting to perform.</text:span></text:p>
        </text:list-item>
        <text:list-item>
          <text:p text:style-name="P21">Access control design decisions are made by humans and not technology so the potential for errors is high. </text:p>
        </text:list-item>
        <text:list-item>
          <text:p text:style-name="P9"><text:span text:style-name="T3">From a user perspective, access controls can be divided into three categories. </text:span><text:span text:style-name="T1">Vertical access controls</text:span><text:span text:style-name="T3">, </text:span><text:span text:style-name="T1">Horizontal access controls</text:span><text:span text:style-name="T3">, and </text:span><text:span text:style-name="T2">Context-dependent access controls</text:span><text:span text:style-name="T4">.</text:span></text:p>
        </text:list-item>
        <text:list-item>
          <text:p text:style-name="P9"><text:span text:style-name="T26">I</text:span><text:span text:style-name="T28">nsecure direct object references (IDOR) are a subcategory of access control vul</text:span><text:span text:style-name="T27">nerabilities. IDOR arises when an application use</text:span><text:span text:style-name="T29">s</text:span><text:span text:style-name="T27"> user-supplied input to access objects directly and an attacker can modify the input to obtain unauthorised access. </text:span><text:span text:style-name="T30">Most commonly associated with horizontal privilege escalation. </text:span><text:span text:style-name="T31">An example of this is changing a URL parameter when the parameter is used directly as a record index in queries that are performed on the back-end database. </text:span><text:span text:style-name="T32">This would allow you to potentially access other user’s records in that database. </text:span><text:span text:style-name="T33">Another example is changing which file you are requesting to download by changing the name of the file you are requesting (txt1 instead of txt2)</text:span><text:span text:style-name="T31"> </text:span><text:a xlink:type="simple" xlink:href="https://portswigger.net/web-security/access-control/idor" text:style-name="Internet_20_link" text:visited-style-name="Visited_20_Internet_20_Link"><text:span text:style-name="T30">https://portswigger.net/web-security/access-control/idor</text:span></text:a></text:p>
        </text:list-item>
        <text:list-item>
          <text:p text:style-name="P18"><text:span text:style-name="T40">A</text:span><text:span text:style-name="T37">ccess control vulnerabilities in multi-step processes</text:span><text:span text:style-name="T18"> can be a huge problem. They could allow an attacker to skip over steps of the process. The last part of that process might not have any checks on it as it is assumed that the checks have already been made on the previous steps. Although this is true, an attacker might be able to skip to the last step and bypass the checks.</text:span></text:p>
        </text:list-item>
        <text:list-item>
          <text:p text:style-name="P19"><text:span text:style-name="T37">Referer-based access control</text:span><text:span text:style-name="T18"> </text:span><text:span text:style-name="T34">is where an application uses the URL in the referer header as a way of enforcing access control. For examp</text:span><text:span text:style-name="T35">l</text:span><text:span text:style-name="T34">e, the URL </text:span><text:span text:style-name="T17">admin/deleteUser</text:span><text:span text:style-name="T34"> will cause the back-end to check that the referer header contains the URL </text:span><text:span text:style-name="T17">/admin</text:span><text:span text:style-name="T34">. The problem with this being the only defence is that an attacker can change the referer header to whatever they want.</text:span></text:p>
        </text:list-item>
        <text:list-item>
          <text:p text:style-name="P20"><text:span text:style-name="T41">L</text:span><text:span text:style-name="T37">ocation-based access control</text:span><text:span text:style-name="T18"> </text:span><text:span text:style-name="T36">is where an application enforce access controls over resources based on the user’s geographical location. For example, banks will only let you spend money with a card within your country. You have to tell them that you are going abroad for it to work elsewhere. Websites might stop an account from being logged in if one hour ago they were in England and now their account is making login requests from Australia</text:span></text:p>
        </text:list-item>
      </text:list>
      <text:p text:style-name="P1"/>
      <text:p text:style-name="P4"><text:soft-page-break/>Vertical Access Controls</text:p>
      <text:list xml:id="list1459047509" text:style-name="L2">
        <text:list-item>
          <text:p text:style-name="P22">Vertical access controls are mechanisms that restrict access to sensitive functionality that is not available to other types of users.</text:p>
        </text:list-item>
        <text:list-item>
          <text:p text:style-name="P23">Different users have access to different application functions. <text:span text:style-name="T13">For example, an admin might be able to delete or modify user accounts whereas an ordinary user will not be able to access this functionality.</text:span></text:p>
        </text:list-item>
        <text:list-item>
          <text:p text:style-name="P24">Designed to enforce business policies such as separation of duties and least privilege.</text:p>
        </text:list-item>
        <text:list-item>
          <text:p text:style-name="P10">Vertical privilege escalation<text:span text:style-name="T3"> </text:span><text:span text:style-name="T5">is when a user can gain access to functionality that they are not permitted to access. For example, a regular user account being able to access an administrator panel/page.</text:span></text:p>
          <text:list>
            <text:list-item>
              <text:list>
                <text:list-item>
                  <text:list>
                    <text:list-item>
                      <text:p text:style-name="P11">Unprotected functionality<text:span text:style-name="T3"> means that there is no protection over sensitive functionality. For example, an admin page might not be linked anywhere on an ordinary user’s pages but they still might be able to access the admin page b</text:span><text:span text:style-name="T6">y</text:span><text:span text:style-name="T3"> guessing the URL </text:span><text:span text:style-name="T6">or looking at ‘robots.txt’</text:span><text:span text:style-name="T3">. </text:span><text:span text:style-name="T7">The URL might have a random string added to it to try and make it harder for an attacker to guess. However the URL might be leaked to an attacker. For example, there could be some JavaScript that adds a link to the admin panel if the account is an admin. The URL might be clearly visible within the JavaScript regardless of whether or not the user is an admin.</text:span></text:p>
                    </text:list-item>
                    <text:list-item>
                      <text:p text:style-name="P12">Parameter-based access control <text:span text:style-name="T3">is where an application determines a user’s access rights or role at login. This information is then stored in different ways such as a hidden field, cookie, or query string parameter. All of these can be accessed and changed by an attacker.</text:span></text:p>
                    </text:list-item>
                    <text:list-item>
                      <text:p text:style-name="P13">Broken access control resulting from platform misconfiguration.<text:span text:style-name="T3"> </text:span><text:span text:style-name="T8">An example of this is where an application restricts access to specific URLs and HTTP methods based on the user’s role. Some application frameworks support various non-standard HTTP headers that can be used to override the URL in the original request, such as </text:span><text:span text:style-name="T15">X-Original-URL</text:span><text:span text:style-name="T19"> and </text:span><text:span text:style-name="T15">X-Rewrite-URL</text:span><text:span text:style-name="T19">. </text:span><text:span text:style-name="T20">Different HTTP methods might also work as a way to get around access control. Some methods might be allowed whilst others are blocked.</text:span></text:p>
                    </text:list-item>
                  </text:list>
                </text:list-item>
              </text:list>
            </text:list-item>
          </text:list>
        </text:list-item>
      </text:list>
      <text:p text:style-name="P2">Horizontal Access Controls</text:p>
      <text:list xml:id="list398742222" text:style-name="L3">
        <text:list-item>
          <text:p text:style-name="P25">Horizontal access controls are mechanisms that restrict access to <text:span text:style-name="T14">resources to the users who are specifically allowed to access those resources.</text:span></text:p>
        </text:list-item>
        <text:list-item>
          <text:p text:style-name="P26">Different users have access to a subset of resources of the same type.</text:p>
        </text:list-item>
        <text:list-item>
          <text:p text:style-name="P27">For example, banking applications allow a user to view their transactions and make payments with their accounts. However, they can’t see or user other peoples bank accounts. The bank accounts are all the same type of resource but the user can only access the ones they have permission for.</text:p>
          <text:list>
            <text:list-item>
              <text:list>
                <text:list-item>
                  <text:list>
                    <text:list-item>
                      <text:p text:style-name="P14">Horizontal privilege escalation<text:span text:style-name="T3"> is where a user can gain access to a resource that belongs to another user, instead of their own resource of that type.</text:span><text:span text:style-name="T9"> For example, an employee should be able to access their </text:span><text:soft-page-break/><text:span text:style-name="T9">own employment and payroll records, but not access the records of other employees. One way that this can be exploited is by changing the id parameter (if it is used) to one that you know another user has or could belong to another user (Change id from 6 (your one) to 7 (someone elsess)).</text:span><text:span text:style-name="T21"> </text:span></text:p>
                    </text:list-item>
                    <text:list-item>
                      <text:p text:style-name="P15"><text:span text:style-name="T38">U</text:span><text:span text:style-name="T37">npredictable globally unique identifiers (GUIDs)</text:span><text:span text:style-name="T18"> might be used which makes it near impossible for an attacker to guess them. However, they might be disclosed on other parts of the application such as user messages, </text:span><text:span text:style-name="T23">posts</text:span><text:span text:style-name="T18"> or reviews.</text:span></text:p>
                    </text:list-item>
                    <text:list-item>
                      <text:p text:style-name="P16"><text:span text:style-name="T18">Some applications might return a user to a login or home page when they try to access a resource that they do not have permissions to. However, some sensitive data might be revealed which could belong to the target. </text:span><text:span text:style-name="T24">This means a successful attack can then be carried out. </text:span></text:p>
                    </text:list-item>
                    <text:list-item>
                      <text:p text:style-name="P17"><text:span text:style-name="T39">H</text:span><text:span text:style-name="T37">orizontal to vertical privilege escalation</text:span><text:span text:style-name="T18"> </text:span><text:span text:style-name="T25">is where a horizontal attack is carried out in a way that causes the attacker to also perform a vertical privilege escalation attack. For example, </text:span><text:span text:style-name="T26">a horizontal escalation might allow an attacker to reset or capture the password of another user. If that user is an admin, then the attacker will also be able to perform a vertical privilege escalation by logging into that admin account.</text:span></text:p>
                    </text:list-item>
                  </text:list>
                </text:list-item>
              </text:list>
            </text:list-item>
          </text:list>
        </text:list-item>
      </text:list>
      <text:p text:style-name="P3">Context-Dependent Access Controls</text:p>
      <text:list xml:id="list2651425971" text:style-name="L4">
        <text:list-item>
          <text:p text:style-name="P28">Context-dependent access controls restrict access to functionality and resources based upon the state of the application or the user’s interaction with it. </text:p>
        </text:list-item>
        <text:list-item>
          <text:p text:style-name="P29">Can stop a user from performing actions in the wrong order.</text:p>
        </text:list-item>
        <text:list-item>
          <text:p text:style-name="P29">For example, a retail website might prevent users from modifying the contents of their shopping cart after they have made a payment.</text:p>
        </text:list-item>
      </text:list>
      <text:p text:style-name="P6"/>
      <text:list xml:id="list212644946124367" text:continue-list="list1459047509" text:style-name="L2">
        <text:list-header>
          <text:p text:style-name="P23"/>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0T20:18:20.978709425</meta:creation-date>
    <dc:date>2022-02-01T21:26:44.115387037</dc:date>
    <meta:editing-duration>PT4H52M28S</meta:editing-duration>
    <meta:editing-cycles>62</meta:editing-cycles>
    <meta:generator>LibreOffice/7.2.4.1$Linux_AARCH64 LibreOffice_project/20$Build-1</meta:generator>
    <meta:document-statistic meta:table-count="0" meta:image-count="0" meta:object-count="0" meta:page-count="3" meta:paragraph-count="32" meta:word-count="1201" meta:character-count="7210" meta:non-whitespace-character-count="6062"/>
  </office:meta>
</office:document-meta>
</file>